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9.47mm" fo:break-before="auto" style:use-optimal-row-height="true"/>
    </style:style>
    <style:style style:name="ro3" style:family="table-row">
      <style:table-row-properties style:row-height="61.8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14" style:family="table-cell" style:parent-style-name="Default">
      <style:table-cell-properties fo:border="none"/>
    </style:style>
    <style:style style:name="ce8"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bottom="0.06pt solid #000000" fo:border-left="none" fo:border-right="0.06pt solid #000000" fo:border-top="0.06pt solid #000000"/>
    </style:style>
    <style:style style:name="ce16" style:family="table-cell" style:parent-style-name="Default" style:data-style-name="N11">
      <style:table-cell-properties fo:border-bottom="0.06pt solid #000000" fo:border-left="none" fo:border-right="0.06pt solid #000000" fo:border-top="none"/>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 <text:a xlink:href="http://www.esa.int/Our_Activities/Space_Science/Planck/Planck_and_the_cosmic_microwave_background" xlink:type="simple">http://www.esa.int/Our_Activities/Space_Science/Planck/Planck_and_the_cosmic_microwave_background</text:a></text:p>
          </table:table-cell>
          <table:table-cell table:style-name="ce8" office:value-type="string" calcext:value-type="string">
            <text:p><text:s/>Planck official website</text:p>
          </table:table-cell>
          <table:table-cell table:style-name="ce8" office:value-type="string" calcext:value-type="string">
            <text:p>Article</text:p>
          </table:table-cell>
          <table:table-cell table:style-name="ce8" office:value-type="string" calcext:value-type="string">
            <text:p>esa</text:p>
          </table:table-cell>
          <table:table-cell table:style-name="ce8" office:value-type="string" calcext:value-type="string">
            <text:p>  When the Universe was born, nearly 14 billion years ago, it was filled with hot plasma of particles (mostly protons, neutrons, and electrons) and photons (light). In particular, for roughly the first 380,000 years, the photons were constantly interacting with free electrons, meaning that they could not travel long distances. That means that the early Universe was opaque, like being in fog.</text:p>
            <text:p/>
            <text:p>However, the Universe was expanding and as it expanded, it cooled, as the fixed amount of energy within it was able to spread out over larger volumes. After about 380,000 years, it had cooled to around 3000 Kelvin (approximately 2700ºC) and at this point, electrons were able to combine with protons to form hydrogen atoms, and the temperature was too low to separate them again. In the absence of free electrons, the photons were able to move unhindered through the Universe: it became transparent.</text:p>
            <text:p/>
            <text:p>Over the intervening billions of years, the Universe has expanded and cooled greatly. Due to the expansion of space, the wavelengths of the photons have grown (they have been ‘redshifted’) to roughly 1 millimetre and thus their effective temperature has decreased to just 2.7 Kelvin, or around -270ºC, just above absolute zero. These photons fill the Universe today (there are roughly 400 in every cubic centimetre of space) and create a background glow that can be detected by far-infrared and radio telescopes.</text:p>
          </table:table-cell>
          <table:table-cell table:style-name="ce8" office:value-type="string" calcext:value-type="string">
            <text:p>English</text:p>
          </table:table-cell>
          <table:table-cell table:style-name="ce8" office:value-type="string" calcext:value-type="string">
            <text:p><text:s text:c="2"/>we could describe it as Photons travelling through the univerese</text:p>
          </table:table-cell>
          <table:table-cell table:style-name="ce8" office:value-type="string" calcext:value-type="string">
            <text:p>English</text:p>
          </table:table-cell>
          <table:table-cell table:style-name="ce8" office:value-type="string" calcext:value-type="string">
            <text:p>Reliable</text:p>
          </table:table-cell>
          <table:table-cell table:style-name="ce8"/>
          <table:table-cell table:style-name="ce15" office:value-type="percentage" office:value="1" calcext:value-type="percentage">
            <text:p>100.00%</text:p>
          </table:table-cell>
          <table:table-cell table:number-columns-repeated="14"/>
        </table:table-row>
        <table:table-row table:style-name="ro3">
          <table:table-cell table:style-name="ce5" office:value-type="string" calcext:value-type="string">
            <text:p>http://www.space.com/33892-cosmic-microwave-background.html</text:p>
          </table:table-cell>
          <table:table-cell table:style-name="ce11" office:value-type="string" calcext:value-type="string">
            <text:p>Educational website about science and astronomy</text:p>
          </table:table-cell>
          <table:table-cell table:style-name="ce12" office:value-type="string" calcext:value-type="string">
            <text:p>Article</text:p>
          </table:table-cell>
          <table:table-cell table:style-name="ce11" office:value-type="string" calcext:value-type="string">
            <text:p>Space.com</text:p>
          </table:table-cell>
          <table:table-cell table:style-name="ce11" office:value-type="string" calcext:value-type="string">
            <text:p>The radiation from the CMB in photons (particles representing quantums of light, or other radiation) was scattered off the electrons. “Thus, photons wandered through the early universe, just as optical light wanders through a dense fog,” NASA wrote.</text:p>
            <text:p/>
            <text:p>About 380,000 years after the Big Bang, the universe was cool enough that hydrogen could form. Because the CMB photons are barely affected by hitting hydrogen, the photons travel in straight lines.</text:p>
          </table:table-cell>
          <table:table-cell table:style-name="ce11"/>
          <table:table-cell table:style-name="ce11" office:value-type="string" calcext:value-type="string">
            <text:p><text:s text:c="2"/>we could describe it as Photons travelling through the univerese</text:p>
          </table:table-cell>
          <table:table-cell table:style-name="ce11" office:value-type="string" calcext:value-type="string">
            <text:p>English</text:p>
          </table:table-cell>
          <table:table-cell table:style-name="ce11" office:value-type="string" calcext:value-type="string">
            <text:p>Reliable</text:p>
          </table:table-cell>
          <table:table-cell table:style-name="ce9" office:value-type="string" calcext:value-type="string">
            <text:p>Elizabeth Howell is a contributing writer for Space.com who is one of the few Canadian journalists to report regularly on space exploration. She is pursuing a Ph.D. part-time in aerospace sciences (University of North Dakota) after completing an M.Sc. (space studies) at the same institution. She also holds a bachelor of journalism degree from Carleton University. Besides writing, Elizabeth teaches communications at the university and community college level. To see her latest projects, follow Elizabeth on Twitter at <text:a xlink:href="http://www.twitter.com/howellspace" xlink:type="simple">@HowellSpace</text:a>. </text:p>
          </table:table-cell>
          <table:table-cell table:style-name="ce16" office:value-type="percentage" office:value="0.8" calcext:value-type="percentage">
            <text:p>80.00%</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07:48:07.2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5T07:58:05.569000000</dc:date>
    <meta:editing-duration>PT38M12S</meta:editing-duration>
    <meta:editing-cycles>10</meta:editing-cycles>
    <meta:generator>LibreOffice/5.3.2.2$Windows_x86 LibreOffice_project/6cd4f1ef626f15116896b1d8e1398b56da0d0ee1</meta:generator>
    <meta:document-statistic meta:table-count="1" meta:cell-count="60" meta:object-count="0"/>
  </office:meta>
</office:document-meta>
</file>